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7.3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29cm" fo:min-width="0.39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45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751cm" fo:min-width="1.088cm"/>
    </style:style>
    <style:style style:name="gr6" style:family="graphic" style:parent-style-name="standard">
      <style:graphic-properties draw:textarea-horizontal-align="justify" draw:textarea-vertical-align="middle" draw:auto-grow-height="false" fo:min-height="3.529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18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2.032cm" svg:x="1.254cm" svg:y="1.889cm">
          <text:p text:style-name="P1">/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3.175cm" svg:x="4.048cm" svg:y="4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7.874cm" svg:height="2.032cm" svg:x="1.127cm" svg:y="7.858cm">
          <text:p text:style-name="P1">User Home Directories (~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2.032cm" svg:x="9.763cm" svg:y="1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953cm" svg:height="2.032cm" svg:x="14.335cm" svg:y="1.889cm">
          <text:p text:style-name="P1">Other Stuff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4.572cm" svg:x="1.254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3.048cm" svg:height="4.318cm" svg:x="5.953cm" svg:y="10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3.683cm" svg:height="2.032cm" svg:x="1.254cm" svg:y="15.605cm">
          <text:p text:style-name="P1">Documen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83cm" svg:height="2.032cm" svg:x="5.893cm" svg:y="15.746cm">
          <text:p text:style-name="P1">Download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9:09:08.980215073</meta:creation-date>
    <dc:date>2021-02-07T19:17:05.012240915</dc:date>
    <meta:editing-duration>PT20S</meta:editing-duration>
    <meta:editing-cycles>2</meta:editing-cycles>
    <meta:generator>LibreOffice/6.4.6.2$Linux_X86_64 LibreOffice_project/40$Build-2</meta:generator>
    <meta:document-statistic meta:object-count="9"/>
  </office:meta>
</office:document-meta>
</file>